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Kalinga" svg:font-family="Kaling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Kalinga" fo:font-size="18pt" style:text-underline-style="solid" style:text-underline-width="auto" style:text-underline-color="font-color" fo:font-weight="bold" officeooo:rsid="000f344a" officeooo:paragraph-rsid="000f344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Kalinga" fo:font-size="18pt" style:text-underline-style="solid" style:text-underline-width="auto" style:text-underline-color="font-color" fo:font-weight="bold" officeooo:rsid="000f344a" officeooo:paragraph-rsid="000fcd31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Kalinga" fo:font-size="12pt" style:text-underline-style="solid" style:text-underline-width="auto" style:text-underline-color="font-color" fo:font-weight="bold" officeooo:rsid="000f344a" officeooo:paragraph-rsid="000f344a" style:font-size-asian="12pt" style:font-weight-asian="bold" style:font-size-complex="12pt" style:font-weight-complex="bold"/>
    </style:style>
    <style:style style:name="P4" style:family="paragraph" style:parent-style-name="Standard" style:list-style-name="L10">
      <style:text-properties style:font-name="Kalinga" fo:font-size="12pt" style:text-underline-style="solid" style:text-underline-width="auto" style:text-underline-color="font-color" fo:font-weight="bold" officeooo:rsid="000f344a" officeooo:paragraph-rsid="000f344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Kalinga" fo:font-size="12pt" style:text-underline-style="solid" style:text-underline-width="auto" style:text-underline-color="font-color" fo:font-weight="normal" officeooo:rsid="000f344a" officeooo:paragraph-rsid="000f344a" style:font-size-asian="12pt" style:font-weight-asian="normal" style:font-size-complex="12pt" style:font-weight-complex="normal"/>
    </style:style>
    <style:style style:name="P6" style:family="paragraph" style:parent-style-name="Standard" style:list-style-name="L21">
      <style:text-properties style:font-name="Kalinga" fo:font-size="12pt" style:text-underline-style="solid" style:text-underline-width="auto" style:text-underline-color="font-color" fo:font-weight="normal" officeooo:rsid="000f344a" officeooo:paragraph-rsid="000f344a" style:font-size-asian="12pt" style:font-weight-asian="normal" style:font-size-complex="12pt" style:font-weight-complex="normal"/>
    </style:style>
    <style:style style:name="P7" style:family="paragraph" style:parent-style-name="Standard" style:list-style-name="L10">
      <style:text-properties style:font-name="Kalinga" fo:font-size="12pt" style:text-underline-style="solid" style:text-underline-width="auto" style:text-underline-color="font-color" fo:font-weight="normal" officeooo:rsid="000f344a" officeooo:paragraph-rsid="000f344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Kalinga" fo:font-size="12pt" style:text-underline-style="none" fo:font-weight="normal" officeooo:rsid="000f344a" officeooo:paragraph-rsid="000f344a" style:font-size-asian="12pt" style:font-weight-asian="normal" style:font-size-complex="12pt" style:font-weight-complex="normal"/>
    </style:style>
    <style:style style:name="P9" style:family="paragraph" style:parent-style-name="Standard" style:list-style-name="L10">
      <style:text-properties style:font-name="Kalinga" fo:font-size="12pt" style:text-underline-style="none" fo:font-weight="normal" officeooo:rsid="000f344a" officeooo:paragraph-rsid="000f344a" style:font-size-asian="12pt" style:font-weight-asian="normal" style:font-size-complex="12pt" style:font-weight-complex="normal"/>
    </style:style>
    <style:style style:name="P10" style:family="paragraph" style:parent-style-name="Standard" style:list-style-name="L20">
      <style:text-properties style:font-name="Kalinga" fo:font-size="12pt" style:text-underline-style="none" fo:font-weight="normal" officeooo:rsid="000f344a" officeooo:paragraph-rsid="000f344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Kalinga" fo:font-size="12pt" fo:font-style="italic" style:text-underline-style="solid" style:text-underline-width="auto" style:text-underline-color="font-color" fo:font-weight="bold" officeooo:rsid="000fcd31" officeooo:paragraph-rsid="000fcd31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officeooo:paragraph-rsid="000f344a"/>
    </style:style>
    <style:style style:name="P13" style:family="paragraph" style:parent-style-name="Standard" style:list-style-name="L9">
      <style:text-properties officeooo:paragraph-rsid="000f344a"/>
    </style:style>
    <style:style style:name="P14" style:family="paragraph" style:parent-style-name="Standard" style:list-style-name="L10">
      <style:text-properties officeooo:paragraph-rsid="000f344a"/>
    </style:style>
    <style:style style:name="P15" style:family="paragraph" style:parent-style-name="Standard" style:list-style-name="L11">
      <style:text-properties officeooo:paragraph-rsid="000f344a"/>
    </style:style>
    <style:style style:name="P16" style:family="paragraph" style:parent-style-name="Standard" style:list-style-name="L12">
      <style:text-properties officeooo:paragraph-rsid="000f344a"/>
    </style:style>
    <style:style style:name="P17" style:family="paragraph" style:parent-style-name="Standard" style:list-style-name="L18">
      <style:text-properties officeooo:paragraph-rsid="000f344a"/>
    </style:style>
    <style:style style:name="P18" style:family="paragraph" style:parent-style-name="Standard" style:list-style-name="L19">
      <style:text-properties officeooo:paragraph-rsid="000f344a"/>
    </style:style>
    <style:style style:name="P19" style:family="paragraph" style:parent-style-name="Standard">
      <style:text-properties fo:color="#2a6099" loext:opacity="100%" style:font-name="Kalinga" fo:font-size="15pt" fo:font-style="normal" style:text-underline-style="solid" style:text-underline-width="auto" style:text-underline-color="font-color" fo:font-weight="bold" officeooo:rsid="000fcd31" officeooo:paragraph-rsid="000fcd31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fo:color="#ff0000" loext:opacity="100%" style:font-name="Kalinga" fo:font-size="14pt" style:text-underline-style="solid" style:text-underline-width="auto" style:text-underline-color="font-color" fo:font-weight="bold" officeooo:rsid="000f344a" officeooo:paragraph-rsid="000f344a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style:font-name="Kalinga" fo:font-size="12pt" fo:font-style="normal" style:text-underline-style="none" fo:font-weight="normal" officeooo:rsid="000f344a" officeooo:paragraph-rsid="000f344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Kalinga" fo:font-size="12pt" fo:font-style="normal" style:text-underline-style="none" fo:font-weight="normal" officeooo:rsid="000f344a" officeooo:paragraph-rsid="000f344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Kalinga" fo:font-size="12pt" fo:font-style="normal" style:text-underline-style="none" fo:font-weight="normal" officeooo:rsid="000f344a" officeooo:paragraph-rsid="000fcd3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Kalinga" fo:font-size="12pt" fo:font-style="normal" style:text-underline-style="none" fo:font-weight="normal" officeooo:rsid="000fcd31" officeooo:paragraph-rsid="000fcd3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Kalinga" fo:font-size="12pt" fo:font-style="normal" style:text-underline-style="solid" style:text-underline-width="auto" style:text-underline-color="font-color" fo:font-weight="bold" officeooo:rsid="000fcd31" officeooo:paragraph-rsid="000fcd31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5">
      <style:text-properties fo:color="#000000" loext:opacity="100%" style:font-name="Kalinga" fo:font-size="12pt" fo:font-style="normal" style:text-underline-style="solid" style:text-underline-width="auto" style:text-underline-color="font-color" fo:font-weight="bold" officeooo:rsid="000fcd31" officeooo:paragraph-rsid="000fcd31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bf0041" loext:opacity="100%" style:font-name="Kalinga" fo:font-size="14pt" fo:font-style="normal" style:text-underline-style="solid" style:text-underline-width="auto" style:text-underline-color="font-color" fo:font-weight="bold" officeooo:rsid="000fcd31" officeooo:paragraph-rsid="000fcd31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list-style-name="L23">
      <style:text-properties officeooo:paragraph-rsid="000fcd31"/>
    </style:style>
    <style:style style:name="P29" style:family="paragraph" style:parent-style-name="Standard" style:list-style-name="L24">
      <style:text-properties officeooo:paragraph-rsid="000fcd31"/>
    </style:style>
    <style:style style:name="P30" style:family="paragraph" style:parent-style-name="Standard" style:list-style-name="L26">
      <style:text-properties officeooo:paragraph-rsid="000fcd31"/>
    </style:style>
    <style:style style:name="P31" style:family="paragraph" style:parent-style-name="Standard">
      <style:text-properties fo:color="#0000ee" loext:opacity="100%" style:font-name="Kalinga" fo:font-size="18pt" style:text-underline-style="solid" style:text-underline-width="auto" style:text-underline-color="font-color" fo:font-weight="bold" officeooo:rsid="000f344a" officeooo:paragraph-rsid="000fcd31" style:font-size-asian="18pt" style:font-weight-asian="bold" style:font-size-complex="18pt" style:font-weight-complex="bold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T1" style:family="text">
      <style:text-properties style:font-name="Kalinga" fo:font-size="12pt" style:text-underline-style="none" fo:font-weight="normal" officeooo:rsid="000f344a" style:font-size-asian="12pt" style:font-weight-asian="normal" style:font-size-complex="12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fcd31"/>
    </style:style>
    <style:style style:name="T5" style:family="text">
      <style:text-properties fo:color="#000000" loext:opacity="100%" style:font-name="Kalinga" fo:font-size="12pt" fo:font-style="normal" style:text-underline-style="none" fo:font-weight="normal" officeooo:rsid="000fcd31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lumno:Lucas Ivan Peñalver.</text:p>
      <text:p text:style-name="P2"/>
      <text:p text:style-name="P31"/>
      <text:p text:style-name="P31">Documentación</text:p>
      <text:p text:style-name="P31"><text:s/>Programación Parcial 2:</text:p>
      <text:p text:style-name="P1"/>
      <text:p text:style-name="P1"/>
      <text:p text:style-name="P1">Ejercicio 1:</text:p>
      <text:list text:style-name="L21">
        <text:list-item>
          <text:p text:style-name="P6">Clase Persona</text:p>
        </text:list-item>
        <text:list-item>
          <text:p text:style-name="P6"><text:span text:style-name="T2">La clase Persona es una clase abstracta que sirve como superclase para representar a todas las personas en el sistema de atención médica.</text:span></text:p>
        </text:list-item>
      </text:list>
      <text:p text:style-name="P8"/>
      <text:p text:style-name="P5">Atributos:</text:p>
      <text:list text:style-name="L20">
        <text:list-item>
          <text:p text:style-name="P10">nombre (String): El nombre de la persona.</text:p>
        </text:list-item>
        <text:list-item>
          <text:p text:style-name="P10">apellido (String): El apellido de la persona.</text:p>
        </text:list-item>
        <text:list-item>
          <text:p text:style-name="P10">fechaNacimiento (Date): La fecha de nacimiento de la persona.</text:p>
        </text:list-item>
        <text:list-item>
          <text:p text:style-name="P10">genero (String): El género de la persona.</text:p>
        </text:list-item>
        <text:list-item>
          <text:p text:style-name="P10">direccion (String): La dirección de la persona.</text:p>
        </text:list-item>
        <text:list-item>
          <text:p text:style-name="P10">numeroTelefono (String): El número de teléfono de la persona.</text:p>
        </text:list-item>
      </text:list>
      <text:p text:style-name="P5">Métodos:</text:p>
      <text:p text:style-name="P8"/>
      <text:p text:style-name="P8">mostrarInformacion(): Método abstracto que debe implementarse en las subclases para mostrar la información de la persona.</text:p>
      <text:list text:style-name="L19">
        <text:list-item>
          <text:p text:style-name="P18"><text:span text:style-name="T1">Clase Profesional</text:span></text:p>
        </text:list-item>
      </text:list>
      <text:p text:style-name="P8">La clase Profesional es una subclase de Persona y representa a los profesionales de la salud, como médicos o personal médico.</text:p>
      <text:p text:style-name="P8"/>
      <text:p text:style-name="P12"><text:span text:style-name="T1">Atributos adicionales:</text:span></text:p>
      <text:list text:style-name="L18">
        <text:list-item>
          <text:p text:style-name="P17"><text:span text:style-name="T1">numeroLicencia (String): El número de licencia médica del profesional.</text:span></text:p>
        </text:list-item>
      </text:list>
      <text:p text:style-name="P8">especialidad (Especialidad): La especialidad médica del profesional.</text:p>
      <text:p text:style-name="P8"/>
      <text:p text:style-name="P8">Métodos adicionales:</text:p>
      <text:list text:style-name="L12">
        <text:list-item>
          <text:p text:style-name="P16"><text:span text:style-name="T1">realizarDiagnostico(): Método que permite al profesional realizar un diagnóstico médico.</text:span></text:p>
        </text:list-item>
        <text:list-item>
          <text:p text:style-name="P16"><text:soft-page-break/><text:span text:style-name="T1">prescribirTratamiento(): Método que permite al profesional prescribir un tratamiento médico.</text:span></text:p>
        </text:list-item>
      </text:list>
      <text:p text:style-name="P3">Clase Paciente</text:p>
      <text:p text:style-name="P8">La clase Paciente es otra subclase de Persona y representa a los pacientes que reciben atención médica.</text:p>
      <text:p text:style-name="P8"/>
      <text:list text:style-name="L9">
        <text:list-item>
          <text:p text:style-name="P13"><text:span text:style-name="T1">Atributos adicionales:</text:span></text:p>
        </text:list-item>
        <text:list-item>
          <text:p text:style-name="P13"><text:span text:style-name="T1">numeroHistorialMedico (String): El número de historial médico del paciente.</text:span></text:p>
        </text:list-item>
        <text:list-item>
          <text:p text:style-name="P13"><text:span text:style-name="T1">alergias (String): Información sobre las alergias del paciente.</text:span></text:p>
        </text:list-item>
      </text:list>
      <text:list text:style-name="L11">
        <text:list-item>
          <text:p text:style-name="P15"><text:span text:style-name="T1">enfermedadesCronicas (String): Información sobre las enfermedades crónicas del paciente.</text:span></text:p>
        </text:list-item>
      </text:list>
      <text:list text:style-name="L10">
        <text:list-item>
          <text:p text:style-name="P14"><text:span text:style-name="T1">Métodos adicionales:</text:span></text:p>
        </text:list-item>
        <text:list-item>
          <text:p text:style-name="P14"><text:span text:style-name="T1">solicitarCita(): Método que permite al paciente solicitar una cita médica.</text:span></text:p>
        </text:list-item>
        <text:list-item>
          <text:p text:style-name="P14"><text:span text:style-name="T1">registrarSintomas(): Método que permite al paciente registrar sus síntomas antes de una consulta médica.</text:span></text:p>
        </text:list-item>
        <text:list-item>
          <text:p text:style-name="P7">Clase Especialidad</text:p>
        </text:list-item>
        <text:list-item>
          <text:p text:style-name="P14"><text:span text:style-name="T1">La clase Especialidad se utiliza para describir las especialidades médicas, como pediatría, cardiología, radiología, entre otras.</text:span></text:p>
        </text:list-item>
      </text:list>
      <text:p text:style-name="P8"/>
      <text:list text:continue-numbering="true" text:style-name="L10">
        <text:list-item>
          <text:p text:style-name="P14"><text:span text:style-name="T1">Atributos:</text:span></text:p>
        </text:list-item>
        <text:list-item>
          <text:p text:style-name="P9">codigo (int): El código que identifica la especialidad.</text:p>
        </text:list-item>
        <text:list-item>
          <text:p text:style-name="P9">nombre (String): El nombre de la especialidad médica.</text:p>
        </text:list-item>
      </text:list>
      <text:p text:style-name="P8"/>
      <text:list text:continue-numbering="true" text:style-name="L10">
        <text:list-item>
          <text:p text:style-name="P9"><text:span text:style-name="T3">Métodos de acceso:</text:span></text:p>
        </text:list-item>
        <text:list-item>
          <text:p text:style-name="P9">getCodigo(): Método para obtener el código de la especialidad.</text:p>
        </text:list-item>
        <text:list-item>
          <text:p text:style-name="P9">getNombre(): Método para obtener el nombre de la especialidad.</text:p>
        </text:list-item>
      </text:list>
      <text:p text:style-name="P8"/>
      <text:p text:style-name="P8"/>
      <text:list text:continue-numbering="true" text:style-name="L10">
        <text:list-item>
          <text:p text:style-name="P4">Clase Recurso</text:p>
        </text:list-item>
      </text:list>
      <text:p text:style-name="P8"/>
      <text:list text:continue-numbering="true" text:style-name="L10">
        <text:list-item>
          <text:p text:style-name="P9">Atributos:</text:p>
          <text:p text:style-name="P9"/>
        </text:list-item>
        <text:list-item>
          <text:p text:style-name="P9">nombre (String): El nombre del recurso.</text:p>
        </text:list-item>
        <text:list-item>
          <text:p text:style-name="P9">cantidad (int): La cantidad disponible de este recurso.</text:p>
        </text:list-item>
        <text:list-item>
          <text:p text:style-name="P9">Métodos:</text:p>
        </text:list-item>
      </text:list>
      <text:p text:style-name="P8"/>
      <text:list text:continue-numbering="true" text:style-name="L10">
        <text:list-item>
          <text:p text:style-name="P9">agregarCantidad(int cantidad): Permite aumentar la cantidad disponible de este recurso.</text:p>
        </text:list-item>
        <text:list-item>
          <text:p text:style-name="P9"><text:soft-page-break/>reducirCantidad(int cantidad): Permite reducir la cantidad disponible de este recurso, si hay suficiente disponible.</text:p>
        </text:list-item>
        <text:list-item>
          <text:p text:style-name="P9">Clases Específicas de Recursos (por ejemplo, Computadora, MuebleOficina, etc.)</text:p>
          <text:p text:style-name="P9"/>
          <text:p text:style-name="P9"/>
        </text:list-item>
        <text:list-item>
          <text:p text:style-name="P9">Ejemplo para Computadora:</text:p>
          <text:p text:style-name="P9"/>
        </text:list-item>
        <text:list-item>
          <text:p text:style-name="P9">Atributos Adicionales:</text:p>
        </text:list-item>
        <text:list-item>
          <text:p text:style-name="P9">tipo (String): El tipo de computadora (por ejemplo, portátil, de escritorio).</text:p>
        </text:list-item>
        <text:list-item>
          <text:p text:style-name="P9">Ejemplo para MuebleOficina:</text:p>
        </text:list-item>
        <text:list-item>
          <text:p text:style-name="P9"/>
        </text:list-item>
        <text:list-item>
          <text:p text:style-name="P9">Atributos Adicionales:</text:p>
        </text:list-item>
        <text:list-item>
          <text:p text:style-name="P9">material (String): El material del que está hecho el mueble (por ejemplo, madera, metal).</text:p>
        </text:list-item>
      </text:list>
      <text:p text:style-name="P8"/>
      <text:p text:style-name="P8"/>
      <text:p text:style-name="P8"/>
      <text:p text:style-name="P8">// Crear una instancia de una computadora</text:p>
      <text:p text:style-name="P8"/>
      <text:p text:style-name="P8"/>
      <text:p text:style-name="P8">// Agregar 5 computadoras adicionales</text:p>
      <text:p text:style-name="P8"/>
      <text:p text:style-name="P8"/>
      <text:p text:style-name="P8">// Reducir 3 computadoras</text:p>
      <text:p text:style-name="P8"/>
      <text:p text:style-name="P8">// Obtener información de la computadora</text:p>
      <text:p text:style-name="P8"/>
      <text:p text:style-name="P8"/>
      <text:p text:style-name="P20">Ejercicio 2:</text:p>
      <text:p text:style-name="P21">import java.util.List;</text:p>
      <text:p text:style-name="P21"/>
      <text:p text:style-name="P21">public class Turno {</text:p>
      <text:p text:style-name="P21"><text:s text:c="4"/>// Atributos de la clase Turno</text:p>
      <text:p text:style-name="P21"/>
      <text:p text:style-name="P21"><text:s text:c="4"/>public Turno(/* parámetros del constructor */) {</text:p>
      <text:p text:style-name="P21"><text:s text:c="8"/>// Inicialización de atributos</text:p>
      <text:p text:style-name="P21"><text:s text:c="4"/>}</text:p>
      <text:p text:style-name="P21"><text:soft-page-break/></text:p>
      <text:p text:style-name="P21"><text:s text:c="4"/>// Otros métodos de la clase Turno</text:p>
      <text:p text:style-name="P21">}</text:p>
      <text:p text:style-name="P21"/>
      <text:p text:style-name="P21">public class Secretario {</text:p>
      <text:p text:style-name="P21"><text:s text:c="4"/>// Atributos de la clase Secretario</text:p>
      <text:p text:style-name="P21"/>
      <text:p text:style-name="P21"><text:s text:c="4"/>public Secretario(/* parámetros del constructor */) {</text:p>
      <text:p text:style-name="P21"><text:s text:c="8"/>// Inicialización de atributos</text:p>
      <text:p text:style-name="P21"><text:s text:c="4"/>}</text:p>
      <text:p text:style-name="P21"/>
      <text:p text:style-name="P21"><text:s text:c="4"/>// Otros métodos de la clase Secretario</text:p>
      <text:p text:style-name="P21">}</text:p>
      <text:p text:style-name="P21"/>
      <text:p text:style-name="P21">public class Paciente {</text:p>
      <text:p text:style-name="P21"><text:s text:c="4"/>// Atributos de la clase Paciente</text:p>
      <text:p text:style-name="P21"/>
      <text:p text:style-name="P21"><text:s text:c="4"/>public Paciente(/* parámetros del constructor */) {</text:p>
      <text:p text:style-name="P21"><text:s text:c="8"/>// Inicialización de atributos</text:p>
      <text:p text:style-name="P21"><text:s text:c="4"/>}</text:p>
      <text:p text:style-name="P21"/>
      <text:p text:style-name="P21"><text:s text:c="4"/>// Otros métodos de la clase Paciente</text:p>
      <text:p text:style-name="P21">}</text:p>
      <text:p text:style-name="P21"/>
      <text:p text:style-name="P21">public class SistemaAtencionMedica {</text:p>
      <text:p text:style-name="P21"><text:s text:c="4"/>// Atributos y métodos para gestionar los turnos, pacientes y secretarios</text:p>
      <text:p text:style-name="P21"/>
      <text:p text:style-name="P21"><text:s text:c="4"/>public List&lt;Paciente&gt; listarPacientesRadiologia12Septiembre() </text:p>
      <text:p text:style-name="P21"/>
      <text:p text:style-name="P23">* Lista los pacientes con citas para el martes 12 de septiembre de 2023 en la</text:p>
      <text:p text:style-name="P23"><text:s/>especialidad de Radiología.</text:p>
      <text:p text:style-name="P21"><text:s text:c="9"/></text:p>
      <text:p text:style-name="P22"><text:s text:c="9"/>* @return Lista de pacientes ordenada por orden de llegada el martes 12 <text:span text:style-name="T4">de </text:span><text:s text:c="4"/>septiembre de 2023 en Radiología. Cada elemento de la lista contiene:</text:p>
      <text:p text:style-name="P21"><text:s text:c="9"/>* <text:s text:c="8"/>Nro. de Turno, Apellido y Nombre del paciente y Nombre del</text:p>
      <text:p text:style-name="P21"><text:s text:c="9"/>* <text:s text:c="8"/>secretario/a.</text:p>
      <text:p text:style-name="P21"><text:s text:c="7"/></text:p>
      <text:p text:style-name="P21"><text:s text:c="8"/>// Implementación para listar los pacientes</text:p>
      <text:p text:style-name="P21"><text:soft-page-break/></text:p>
      <text:p text:style-name="P21"/>
      <text:p text:style-name="P27">Ejercicio N 3:</text:p>
      <text:p text:style-name="P24">public class Profesional {</text:p>
      <text:p text:style-name="P24"><text:s text:c="4"/>// Atributos de la clase Profesional</text:p>
      <text:p text:style-name="P24"/>
      <text:p text:style-name="P24"><text:s text:c="4"/>public Profesional(/* parámetros del constructor */) {</text:p>
      <text:p text:style-name="P24"><text:s text:c="8"/>// Inicialización de atributos</text:p>
      <text:p text:style-name="P24"><text:s text:c="4"/>}</text:p>
      <text:p text:style-name="P24"/>
      <text:p text:style-name="P24"><text:s text:c="4"/>// Otros métodos de la clase Profesional</text:p>
      <text:p text:style-name="P24">}</text:p>
      <text:p text:style-name="P24"/>
      <text:p text:style-name="P24">public class Especialidad {</text:p>
      <text:p text:style-name="P24"><text:s text:c="4"/>// Atributos de la clase Especialidad</text:p>
      <text:p text:style-name="P24"/>
      <text:p text:style-name="P24"><text:s text:c="4"/>public Especialidad(/* parámetros del constructor */) {</text:p>
      <text:p text:style-name="P24"><text:s text:c="8"/>// Inicialización de atributos</text:p>
      <text:p text:style-name="P24"><text:s text:c="4"/>}</text:p>
      <text:p text:style-name="P24"/>
      <text:p text:style-name="P24"><text:s text:c="4"/>// Otros métodos de la clase Especialidad</text:p>
      <text:p text:style-name="P24">}</text:p>
      <text:p text:style-name="P24"/>
      <text:p text:style-name="P24">public class Turno {</text:p>
      <text:p text:style-name="P24"><text:s text:c="4"/>// Atributos de la clase Turno</text:p>
      <text:p text:style-name="P24"/>
      <text:p text:style-name="P24"><text:s text:c="4"/>public Turno(/* parámetros del constructor */) {</text:p>
      <text:p text:style-name="P24"><text:s text:c="8"/>// Inicialización de atributos</text:p>
      <text:p text:style-name="P24"><text:s text:c="4"/>}</text:p>
      <text:p text:style-name="P24"/>
      <text:p text:style-name="P24"><text:s text:c="4"/>// Otros métodos de la clase Turno</text:p>
      <text:p text:style-name="P24">}</text:p>
      <text:p text:style-name="P24"/>
      <text:p text:style-name="P24">public class SistemaAtencionMedica {</text:p>
      <text:p text:style-name="P24"><text:s text:c="4"/>// Atributos y métodos para gestionar los turnos, profesionales y especialidades</text:p>
      <text:p text:style-name="P24"/>
      <text:p text:style-name="P24"><text:s text:c="4"/>public List&lt;Turno&gt; listarTurnosPorProfesionalEspecialidad() </text:p>
      <text:p text:style-name="P24"><text:soft-page-break/><text:s text:c="9"/>* Lista los turnos por Profesional y Especialidad, ordenados por orden de llegada.</text:p>
      <text:p text:style-name="P24"><text:s text:c="9"/></text:p>
      <text:p text:style-name="P24"><text:s text:c="9"/>Retornamos:</text:p>
      <text:list text:style-name="L23">
        <text:list-item>
          <text:p text:style-name="P28"><text:span text:style-name="T5">Lista de turnos agrupados por Profesional y Especialidad, y ordenado por orden de llegada. Para cada turno, mostrar quién lo agendó (Secretario/a).</text:span></text:p>
        </text:list-item>
      </text:list>
      <text:p text:style-name="P24"><text:s text:c="8"/>// Implementación para listar los turnos</text:p>
      <text:p text:style-name="P19">Ejercicio Nº4 :</text:p>
      <text:p text:style-name="P24">public class Paciente {</text:p>
      <text:p text:style-name="P24"><text:s text:c="4"/>// Atributos de la clase Paciente</text:p>
      <text:p text:style-name="P24"/>
      <text:p text:style-name="P24"><text:s text:c="4"/>public Paciente(pasamos parámetros del constructor ) {</text:p>
      <text:p text:style-name="P24"><text:s text:c="8"/>// Inicialización de atributos</text:p>
      <text:p text:style-name="P24"><text:s text:c="4"/>}</text:p>
      <text:p text:style-name="P24"/>
      <text:p text:style-name="P24"><text:s text:c="4"/>// Otros métodos de la clase Paciente</text:p>
      <text:p text:style-name="P24">}</text:p>
      <text:p text:style-name="P24"/>
      <text:p text:style-name="P24">public class SistemaAtencionMedica {</text:p>
      <text:p text:style-name="P24"><text:s text:c="4"/>// Atributos y métodos para gestionar los pacientes</text:p>
      <text:p text:style-name="P24"/>
      <text:p text:style-name="P24"><text:s text:c="4"/>public List&lt;Paciente&gt; listarPacientesMayores65AfiliadosINSSSEP() {</text:p>
      <text:p text:style-name="P24"><text:s text:c="9"/>* Lista los pacientes activos con edades mayores a 65 años afiliados a la obra</text:p>
      <text:p text:style-name="P24"><text:s text:c="9"/>* social INSSSEP.</text:p>
      <text:list text:style-name="L25">
        <text:list-item>
          <text:p text:style-name="P26">Retornamos</text:p>
        </text:list-item>
      </text:list>
      <text:list text:style-name="L24">
        <text:list-item>
          <text:p text:style-name="P29"><text:span text:style-name="T5">Lista de pacientes que cumplen con los criterios: activos, mayores de 65 años y afiliados a INSSSEP.</text:span></text:p>
        </text:list-item>
      </text:list>
      <text:p text:style-name="P24"><text:s text:c="8"/>// Implementación para listar los pacientes</text:p>
      <text:p text:style-name="P24"><text:s text:c="4"/>}</text:p>
      <text:p text:style-name="P24">}</text:p>
      <text:p text:style-name="P24"/>
      <text:p text:style-name="P24"/>
      <text:p text:style-name="P19">Ejercicio Nº 5:</text:p>
      <text:p text:style-name="P24">public class Edificio {</text:p>
      <text:p text:style-name="P24"><text:s text:c="4"/>// Atributos de la clase Edificio</text:p>
      <text:p text:style-name="P24"/>
      <text:p text:style-name="P24"><text:s text:c="4"/>public Edificio(/* parámetros del constructor */) {</text:p>
      <text:p text:style-name="P24"><text:soft-page-break/><text:s text:c="8"/>// Inicialización de atributos</text:p>
      <text:p text:style-name="P24"><text:s text:c="4"/>}</text:p>
      <text:p text:style-name="P24"/>
      <text:p text:style-name="P24"><text:s text:c="4"/>// Otros métodos de la clase Edificio</text:p>
      <text:p text:style-name="P24">}</text:p>
      <text:p text:style-name="P24"/>
      <text:p text:style-name="P24">public class SistemaAtencionMedica {</text:p>
      <text:p text:style-name="P24"><text:s text:c="4"/>// Atributos y métodos para gestionar el edificio</text:p>
      <text:p text:style-name="P24"/>
      <text:p text:style-name="P24"><text:s text:c="4"/>public Map&lt;String, Integer&gt; contarCamasYTelevisores() {</text:p>
      <text:p text:style-name="P24"><text:s text:c="9"/>* Cuenta la cantidad de camas de una plaza y televisores en el edificio.</text:p>
      <text:p text:style-name="P25">* Retornamos</text:p>
      <text:list text:style-name="L26">
        <text:list-item>
          <text:p text:style-name="P30"><text:span text:style-name="T5">Un mapa con la cantidad de camas de una plaza y la cantidad de <text:s/>televisores en el edificio. Ejemplo de resultado: {'camas_una_plaza': <text:s/>20, 'televisores': 15.</text:span></text:p>
        </text:list-item>
      </text:list>
      <text:p text:style-name="P24"><text:s text:c="8"/>// Implementación para contar camas y televisores en el edificio</text:p>
      <text:p text:style-name="P24"><text:s text:c="4"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Kalinga" svg:font-family="Kaling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01:03:59.791000000</meta:creation-date>
    <dc:date>2023-09-16T15:10:45.221000000</dc:date>
    <meta:editing-duration>PT14H6M46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7" meta:paragraph-count="162" meta:word-count="973" meta:character-count="6720" meta:non-whitespace-character-count="5564"/>
  </office:meta>
</office:document-meta>
</file>